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D000001599530E4FC7C80C5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6.57cm" svg:x="0.51cm" svg:y="0.063cm">
          <draw:image xlink:href="Pictures/100000000000020D000001599530E4FC7C80C51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6-23T14:54:53.415000000</dc:date>
    <meta:editing-duration>PT3M29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